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3465a4"/>
    </style:style>
    <style:style style:name="ce6" style:family="table-cell" style:parent-style-name="Default">
      <style:table-cell-properties fo:background-color="#5b277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Czynność\Cz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table:style-name="ce2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table:style-name="ce2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style-name="ce3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5"/>
          <table:table-cell table:style-name="ce4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  <table:table-cell table:style-name="ce4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  <table:table-cell table:style-name="ce5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8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8"/>
          <table:table-cell table:style-name="ce6" table:number-columns-repeated="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2"/>
          <table:table-cell table:style-name="ce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0:26:07.948146623</meta:creation-date>
    <dc:date>2024-01-13T20:42:41.891146006</dc:date>
    <meta:editing-duration>PT1M9S</meta:editing-duration>
    <meta:editing-cycles>1</meta:editing-cycles>
    <meta:document-statistic meta:table-count="1" meta:cell-count="29" meta:object-count="0"/>
    <meta:generator>LibreOffice/7.6.4.1$Linux_X86_64 LibreOffice_project/60$Build-1</meta:generator>
  </office:meta>
</office:document-meta>
</file>